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05</text:p>
      <text:p text:style-name="P1"/>
      <text:p text:style-name="P2">Etap I</text:p>
      <text:p text:style-name="P2"/>
      <text:p text:style-name="P4">czy kogel mogel sporząda sie z jajek surowych czy gotowanych <text:s text:c="18"/><text:span text:style-name="T1"><text:s/>surowe</text:span></text:p>
      <text:p text:style-name="P4">w którym stuleciu Curie odkryła z mężem rad i polon <text:s text:c="35"/><text:span text:style-name="T1"><text:s/>XIX w.</text:span></text:p>
      <text:p text:style-name="P4">primabalerina to to solistka w zespole baletowym, a jak określimy śpiewaczkę <text:s text:c="2"/><text:span text:style-name="T1">primadonna</text:span></text:p>
      <text:p text:style-name="P4">jak od nazwiska polskiego lekarza nazywają się publiczne ogródki dla dzieci wyposażone w sprzęt do zabaw <text:s text:c="92"/><text:span text:style-name="T1"><text:s/>jordanowskie</text:span></text:p>
      <text:p text:style-name="P4">czy arszyn jest dawną jednostką długości rosyjską czy arabską <text:s text:c="18"/><text:span text:style-name="T1"><text:s/>rosyjską</text:span></text:p>
      <text:p text:style-name="P4">która rzeka przepływa u Trzech Koron w Pieninach <text:s text:c="39"/><text:span text:style-name="T1"><text:s/>Dunajec</text:span></text:p>
      <text:p text:style-name="P4">jaki pseudonim nosiła rostrzelana w 1917 r za szpiegostwo tancerka <text:s text:c="11"/><text:span text:style-name="T1"><text:s text:c="2"/>Mata Hari</text:span></text:p>
      <text:p text:style-name="P4">czy na Antarktydzie żyją niedźwiedzie polarne <text:s text:c="45"/><text:span text:style-name="T1"><text:s/>NIE </text:span></text:p>
      <text:p text:style-name="P4">które polsie miasto zostało wybrane na europejską stolice kultury w 2016 <text:s text:c="3"/><text:span text:style-name="T1">Wrocław</text:span></text:p>
      <text:p text:style-name="P4">jak nazywał się sąsiad i oponent Kargula <text:s text:c="55"/><text:span text:style-name="T1">Pawlak</text:span></text:p>
      <text:p text:style-name="P4">faun to postać z której mitologii <text:s text:c="68"/><text:span text:style-name="T1"><text:s/>rzymska</text:span></text:p>
      <text:p text:style-name="P4">w którym państwie powstał w XIX w klub sportowy FC Porto <text:s text:c="19"/><text:span text:style-name="T1"><text:s/>Portugalia</text:span></text:p>
      <text:p text:style-name="P4">jak nazywała się polska arystokratka znan a z romansu z Napoleonem I <text:s text:c="4"/><text:span text:style-name="T1"><text:s text:c="2"/>Walewska M.</text:span></text:p>
      <text:p text:style-name="P4">kiedy w Polsce zaingurowało dzialalność dowództwo generalne rodzajów sił zbrojnych przed czy po II WŚ <text:s text:c="89"/><text:span text:style-name="T1">w 2014 r.</text:span></text:p>
      <text:p text:style-name="P4">jak nazywa się portowe miasto francuskie od którego pochodzi nazwa hymnu tego państwa</text:p>
      <text:p text:style-name="P3">Marsylia</text:p>
      <text:p text:style-name="P4">jakim głosem śpiewał Enrico Caruso <text:s text:c="59"/><text:span text:style-name="T1"><text:s text:c="2"/>tenor</text:span></text:p>
      <text:p text:style-name="P4">Ukraina graniczy z 7 państwami, podaj trzy <text:s text:c="30"/><text:span text:style-name="T1">PL, RU, BLR, HU,MO</text:span></text:p>
      <text:p text:style-name="P4">w którym miesiącu wypada w Polsce prima aprilis <text:s text:c="38"/><text:span text:style-name="T1"><text:s/>kwiecień</text:span></text:p>
      <text:p text:style-name="P4">jak nazywa się ruch społeczno-polityczny potępiający wszystkie wojny <text:s text:c="5"/><text:span text:style-name="T1">pacyfizm</text:span></text:p>
      <text:p text:style-name="P4">pięć procent z 20 to jeden czy dwa <text:s text:c="63"/><text:span text:style-name="T1"><text:s/>jeden</text:span></text:p>
      <text:p text:style-name="P4"/>
      <text:p text:style-name="P2">Etap II</text:p>
      <text:p text:style-name="P2"/>
      <text:p text:style-name="P4">wszystkie zwierzęta ale niektóre są równiejsze, jaka książka <text:s text:c="20"/><text:span text:style-name="T1">Folwark zwierzęcy</text:span></text:p>
      <text:p text:style-name="P4">czy wysokość zawieszenia siatki w siatkówce jest równa dla kobiet i mężczyzn <text:s text:c="2"/><text:span text:style-name="T1">NIE </text:span></text:p>
      <text:p text:style-name="P4">jak nazywa się grupa sąsiadujących wysp, zwykle o podobnej budowie <text:s text:c="4"/><text:span text:style-name="T1"><text:s/>archipelag</text:span></text:p>
      <text:p text:style-name="P4">do którego zaboru podczas rozbiorów należała Galicja <text:s text:c="31"/><text:span text:style-name="T1">austriacki</text:span> </text:p>
      <text:p text:style-name="P4">jak dlugo trwa prezydencja państwa przewodniczącego Radzie UE <text:s text:c="11"/><text:span text:style-name="T1">6 miesięcy</text:span> </text:p>
      <text:p text:style-name="P4">czy Itaka to ojczyzna Odyseusza czy cel wyprawy Argonautów <text:s text:c="17"/><text:span text:style-name="T1">Odys</text:span></text:p>
      <text:p text:style-name="P4">jakim terminem określa się dawną hodowlę pszczół w wydrążonych pniach drzew <text:s/><text:span text:style-name="T1">bartnictwo</text:span></text:p>
      <text:p text:style-name="P4">czego nie należy zasypiać w popiele <text:s text:c="59"/><text:span text:style-name="T1"><text:s text:c="2"/>gruszki</text:span></text:p>
      <text:p text:style-name="P4">która wyspa jest największa na świecie <text:s text:c="53"/><text:span text:style-name="T1"><text:s text:c="3"/>Grenlandia</text:span></text:p>
      <text:p text:style-name="P4">jak nazywa się organ NBP który zmienia stopy procentowe <text:s text:c="18"/></text:p>
      <text:p text:style-name="P3">Rada polityki pieniężnej</text:p>
      <text:p text:style-name="P4">jedenastą muza nazywamy twórczość filmową, teatralną, czy tv <text:s text:c="13"/><text:span text:style-name="T1"><text:s text:c="3"/>telewizja</text:span></text:p>
      <text:p text:style-name="P4">jak nazywała się królowa Szkocja stracona w 1581, stracona na polecenie Elżbiety I </text:p>
      <text:p text:style-name="P3">Maria Stuart</text:p>
      <text:p text:style-name="P4"><text:soft-page-break/>w którym państwie Albert Einstein pracował w federalnym biurze patentowym <text:s/><text:span text:style-name="T1">Szwajcaria</text:span></text:p>
      <text:p text:style-name="P4">czy w Rosji zmieniany jest czas z letniego na zimowy <text:s text:c="30"/><text:span text:style-name="T1"><text:s text:c="3"/>NIE </text:span></text:p>
      <text:p text:style-name="P4">jak miał na imię Karłowicz, kompozytor i taternik <text:s text:c="39"/><text:span text:style-name="T1">Mieczysław</text:span></text:p>
      <text:p text:style-name="P4">w którym brytyjskim można zwiedzać królewskie ogrody botaniczne <text:s text:c="10"/><text:span text:style-name="T1">Londyn</text:span></text:p>
      <text:p text:style-name="P4">czy gran, jednostka masy to więcej niż gram <text:s text:c="49"/><text:span text:style-name="T1"><text:s/>mniej, 0,06 g</text:span></text:p>
      <text:p text:style-name="P4">Etna, Tambora, Stromboli <text:s/>który nie leży we Włoszech <text:s text:c="34"/><text:span text:style-name="T1">Tambora</text:span></text:p>
      <text:p text:style-name="P4">jak nazywały się zakłady rzemieślnicze w których odlewano działa i dzwony <text:s text:c="2"/><text:span text:style-name="T1">ludwisarnie</text:span></text:p>
      <text:p text:style-name="P4">Islandia nie ma własnych sił zbrojnych, ale jest członkiem NATO, jakie wojska stacjonują na Islandii <text:s text:c="106"/><text:span text:style-name="T1"><text:s/>USA</text:span></text:p>
      <text:p text:style-name="P4">ile postaci liczy starożytna grupa Laookona <text:s text:c="53"/><text:span text:style-name="T1">trzy osoby</text:span></text:p>
      <text:p text:style-name="P4">czy miazga zęba zawiera włókna nerwowe <text:s text:c="54"/><text:span text:style-name="T1">TAK</text:span></text:p>
      <text:p text:style-name="P4">po ulicach którego miasta mknie autobus czerwony <text:s text:c="39"/><text:span text:style-name="T1">Warszawa</text:span></text:p>
      <text:p text:style-name="P4">którego kwiatu nie ma bez kolców <text:s text:c="65"/><text:span text:style-name="T1"><text:s/>róża</text:span></text:p>
      <text:p text:style-name="P4">w którym roku po rozpadzie Austro-Węgier proklamowano republikę Węgierską <text:s/><text:span text:style-name="T1">1918</text:span></text:p>
      <text:p text:style-name="P4">czy piktografia i pismo obrazkowe to to samo <text:s text:c="50"/><text:span text:style-name="T1">TAK</text:span></text:p>
      <text:p text:style-name="P4">czym zajmowali się bracia Edmund i Juliusz Gonkurtowie, ufundowali nagrodę <text:s text:c="2"/><text:span text:style-name="T1"><text:s/>literaci</text:span></text:p>
      <text:p text:style-name="P4">w okolicy której miejscowości rozegrała się ostatnia bitwa kampanii wrześniowej <text:s text:c="4"/><text:span text:style-name="T1">Kock</text:span></text:p>
      <text:p text:style-name="P4">mechaniczny instrument muzyczny w tytule noweli B. Prusa <text:s text:c="27"/></text:p>
      <text:p text:style-name="P4">czy Francuz który w Danii chce zapłacić lokalną walutą musi wymienić <text:s text:c="13"/><text:span text:style-name="T1">TAK </text:span></text:p>
      <text:p text:style-name="P4">jak z języka rosyjskiego nazywała się karetka więzienna <text:s text:c="30"/><text:span text:style-name="T1"><text:s/>kibitka</text:span></text:p>
      <text:p text:style-name="P4">jak nazywa się aktorka która zagrała z Dustinem Hoffmanem w Sprawa Kramerów </text:p>
      <text:p text:style-name="P3">Meryl Streep</text:p>
      <text:p text:style-name="P4">umieszczony nad nutą lub pauzą który przedłuża ich czas trwania o nieustaloną wartość to</text:p>
      <text:p text:style-name="P3">fermata lub korona</text:p>
      <text:p text:style-name="P4">w którym okresie kultury europejskiej tworzył Leonardo da Vinci <text:s text:c="15"/><text:span text:style-name="T1"><text:s/>odrodzenie</text:span></text:p>
      <text:p text:style-name="P4">które polskie miasto zostało wymienione w polskim hymnie <text:s text:c="19"/><text:span text:style-name="T1"><text:s text:c="6"/>Poznań</text:span></text:p>
      <text:p text:style-name="P4">które państwa leżą nad zatoką Ryską <text:s text:c="61"/><text:span text:style-name="T1">Estonia i Łotwa</text:span></text:p>
      <text:p text:style-name="P4">kto dowodził I Polską Dywizją pancerną w bitwie pod Falaiz w Normandii <text:s text:c="2"/><text:span text:style-name="T1">gen. Maczek</text:span></text:p>
      <text:p text:style-name="P4">jak nazywa sie świecznik przeznaczony na jedną świecę, słowo z niemieckiego <text:s/><text:span text:style-name="T1">lichtarz</text:span></text:p>
      <text:p text:style-name="P4">jakiej narodowości był Geroge Biże <text:s text:c="68"/><text:span text:style-name="T1"><text:s text:c="2"/>francuz</text:span></text:p>
      <text:p text:style-name="P4">ile masztów ma żaglowiec typu yole <text:s text:c="64"/><text:span text:style-name="T1">dwa</text:span></text:p>
      <text:p text:style-name="P4">co znaczy łacińskie wyrażenie <text:s text:c="2"/>nuda veritas <text:s text:c="48"/><text:span text:style-name="T1"><text:s/>naga prawda</text:span></text:p>
      <text:p text:style-name="P4">w którym wieku żył Bartolomeu Diaz <text:s text:c="58"/><text:span text:style-name="T1"><text:s/>XV w.</text:span></text:p>
      <text:p text:style-name="P4">czy zboża należą do rodziny traw <text:s text:c="65"/><text:span text:style-name="T1"><text:s text:c="2"/>TAK</text:span></text:p>
      <text:p text:style-name="P4">pawiki to rasa których hodowlanych zwierząt <text:s text:c="25"/><text:span text:style-name="T1">ryby akwariowe lub gołębie</text:span></text:p>
      <text:p text:style-name="P4">traumatologia to dział medycyny wyodrębniony z psychologii, interny czy <text:span text:style-name="T1">ortopedii</text:span></text:p>
      <text:p text:style-name="P4">jak nazywa się położony najdalej na południe, czynny wulkan na Ziemiii <text:s text:c="6"/><text:span text:style-name="T1">Erebus</text:span></text:p>
      <text:p text:style-name="P4">nie mają zdolności do czynności prawnych osoby, które nie ukończyły którego roku życia</text:p>
      <text:p text:style-name="P3"><text:s/>trzynaście </text:p>
      <text:p text:style-name="P4">jak nazywa się wieś w powiecie radomskim, w którym znajduje się muzeum Witolda Gombrowicza <text:s text:c="88"/><text:span text:style-name="T1"><text:s text:c="2"/>Wsola</text:span></text:p>
      <text:p text:style-name="P4">czyją żoną była niewiasta, która odtrącona przez Józefa ze ST, oskarżyła go o gwałt <text:s text:c="2"/></text:p>
      <text:p text:style-name="P4"><text:span text:style-name="T1"><text:s/>żona Putyfara, stolnika faraona</text:span></text:p>
      <text:p text:style-name="P4">jakie trzy wydzialy wchodziły w sład uniwersytetu krakowskiego <text:s text:c="4"/></text:p>
      <text:p text:style-name="P3">medycyna, prawo i sztuki wyzwolone</text:p>
      <text:p text:style-name="P4"/>
      <text:p text:style-name="P2">III Etap</text:p>
      <text:p text:style-name="P2"/>
      <text:p text:style-name="P4"><text:soft-page-break/>strudel to potrawa mięsna czy ciasto z owocami <text:s text:c="39"/><text:span text:style-name="T1">ciasto</text:span></text:p>
      <text:p text:style-name="P4">jak brzmi tytuł powieści Kraszewskiego opowiadającej o romansie Augusta II Mocnego z Anną Choim <text:s text:c="94"/><text:span text:style-name="T1"><text:s/>hrabina Koze</text:span>l </text:p>
      <text:p text:style-name="P4">jak nazywa się pierwiastek Kr <text:s text:c="66"/><text:span text:style-name="T1"><text:s/>Krypton</text:span></text:p>
      <text:p text:style-name="P4">przeciwieństwem egoizmu jest <text:s text:c="65"/><text:span text:style-name="T1"><text:s/>altruizm</text:span></text:p>
      <text:p text:style-name="P4">klawesyn jest chordofonem uderzanym czy szarpanym <text:s text:c="26"/><text:span text:style-name="T1"><text:s/>szarpany</text:span></text:p>
      <text:p text:style-name="P4">biega, krzyczy, pan Hilar, gdzie są moje okulary, kto jest autorem <text:s text:c="9"/><text:span text:style-name="T1"><text:s text:c="2"/>Tuwim</text:span></text:p>
      <text:p text:style-name="P4">dzioborożce to ptaki, ssaki czy płazy <text:s text:c="57"/><text:span text:style-name="T1">ptaki</text:span></text:p>
      <text:p text:style-name="P4">wyznawcy której religii stanowią większość na Malcie <text:s text:c="27"/><text:span text:style-name="T1"><text:s/>katolicyzm</text:span></text:p>
      <text:p text:style-name="P4">kto w styczniu 1945 r wydał rozkaz rozwiązania AK <text:s text:c="29"/><text:span text:style-name="T1">gen. Okulicki</text:span></text:p>
      <text:p text:style-name="P4">Seneka młodszy byl filozofem greckim czy rzymskim <text:s text:c="28"/><text:span text:style-name="T1"><text:s/>rzymski </text:span></text:p>
      <text:p text:style-name="P4">do którego morza ma dostęp Rumunia <text:s text:c="54"/><text:span text:style-name="T1">M. Czarne</text:span></text:p>
      <text:p text:style-name="P4">czy pentagram da się narysować bez odrywania ołówka <text:s text:c="26"/><text:span text:style-name="T1"><text:s/>TAK</text:span></text:p>
      <text:p text:style-name="P4">jak nazywa się wstęp do aktu prawnego wyjaśniający motywy, zasady i cele powstania</text:p>
      <text:p text:style-name="P3">preambuła</text:p>
      <text:p text:style-name="P4">czyje baśnie zostały wydane wcześniej: bradi Grimm czy Andersena</text:p>
      <text:p text:style-name="P4">hesja, Bawaria i Saara to kraje związkowe RFN czy NRD <text:s text:c="22"/><text:span text:style-name="T1">RFN</text:span></text:p>
      <text:p text:style-name="P4">jak nazywa się najwyższe odznaczenie wojskowe USA <text:s text:c="25"/><text:span text:style-name="T1"><text:s/>medal honoru</text:span></text:p>
      <text:p text:style-name="P4">samorodnyj, maslaz to rodzaje którego węgierskiego wina <text:s text:c="20"/><text:span text:style-name="T1"><text:s/>tokaju</text:span></text:p>
      <text:p text:style-name="P4">jak nazywał się okrągły placyk na proscenium na którym występował chór <text:s text:c="4"/><text:span text:style-name="T1">orchestra</text:span></text:p>
      <text:p text:style-name="P4">w którym mieście działa żydowskie centrum dokumentacji historycznej okresu Holocaust założone przez Szymona Wiesenthala <text:s text:c="53"/><text:span text:style-name="T1">Wiedeń</text:span></text:p>
      <text:p text:style-name="P4">jak nazywa się ostrosłup prosty, którego podstawą jest wielokąt foremny <text:s text:c="2"/><text:span text:style-name="T1"><text:s/>prawidłowy</text:span></text:p>
      <text:p text:style-name="P4">czy zarówno Nysa kłodzka i łużycka są dopływami Odry <text:s text:c="24"/><text:span text:style-name="T1">TAK</text:span></text:p>
      <text:p text:style-name="P4">z jakim meniskiem mamy do czynienia jeśli ciecz zwilża ścianki naczynia <text:s text:c="2"/><text:span text:style-name="T1">wklęsły</text:span></text:p>
      <text:p text:style-name="P4">kto w Panu Tadeuszu <text:s/>tańczył poloneza w pierwszej parze z Zosią <text:s text:c="5"/><text:span text:style-name="T1"><text:s/>podkomorzy</text:span></text:p>
      <text:p text:style-name="P4">w którym roku obchodziliśmy tysiąclecie chrztu Polski <text:s text:c="22"/><text:span text:style-name="T1"><text:s/>1966</text:span></text:p>
      <text:p text:style-name="P4">proszę podać nazwisko amerykańskiego biochemika polskiego pochodzenia który wydzielił i nazwał pierwszą witaminę <text:s text:c="65"/><text:span text:style-name="T1"><text:s/>Kazimierz Funk</text:span></text:p>
      <text:p text:style-name="P4">matką bliźniaków Kastora i Polluksa była Leda, a kto ojcem <text:s text:c="13"/><text:span text:style-name="T1"><text:s/>Zeus</text:span></text:p>
      <text:p text:style-name="P4">Ptasznik z Tyrolu Karla Zellera to opera czy operetka <text:s text:c="25"/><text:span text:style-name="T1"><text:s/>operetka</text:span></text:p>
      <text:p text:style-name="P4">jak nazywają się substancje zwiększające szybkość reackji chemicznych ale nie biorące w nich udziału <text:s text:c="91"/><text:span text:style-name="T1">katalizator</text:span></text:p>
      <text:p text:style-name="P4">czy w Polsce są obszary depresji <text:s/>głębsze niż 3 m ppm <text:s text:c="22"/><text:span text:style-name="T1"><text:s/>NIE </text:span></text:p>
      <text:p text:style-name="P4">dzielnica Londynu, gotyckie opactwo <text:s text:c="47"/><text:span text:style-name="T1">Westminster</text:span></text:p>
      <text:p text:style-name="P4">jak nazywa się ogół adwokatów <text:s text:c="56"/><text:span text:style-name="T1">adwokatura, palestra</text:span></text:p>
      <text:p text:style-name="P4">które ptaki roznoszą pocztę w świecie Harrego Pottera <text:s text:c="22"/><text:span text:style-name="T1"><text:s/>sowy</text:span></text:p>
      <text:p text:style-name="P4">jak nazywa sie najdłuższa rzeka zachodniej Europy, przepływająca przez jezioro Bodeńskie</text:p>
      <text:p text:style-name="P3">Ren</text:p>
      <text:p text:style-name="P4">czy Perykles znał osobiście rzeźbiarza Fidiasza <text:s text:c="33"/><text:span text:style-name="T1"><text:s/>TAK</text:span></text:p>
      <text:p text:style-name="P4">z którego państwa wywodzi się sztuka walki zwana taekwondo <text:s text:c="7"/><text:span text:style-name="T1">Korea</text:span></text:p>
      <text:p text:style-name="P4">jak nazywa się miara objętości używana w USA równa 3,8 l <text:s text:c="13"/><text:span text:style-name="T1">galon</text:span></text:p>
      <text:p text:style-name="P4">kabaret działający w Krakowie w cukierni zw. Jamą Michalikową od 1905 <text:s/><text:span text:style-name="T1">Zielony Balonik</text:span></text:p>
      <text:p text:style-name="P4">galman to ruda którego metalu <text:s text:c="59"/><text:span text:style-name="T1"><text:s/>cynku</text:span></text:p>
      <text:p text:style-name="P4">w którym stuleciu tworzył austriacki kompozytor Schubert <text:s text:c="15"/><text:span text:style-name="T1">XIX w.</text:span></text:p>
      <text:p text:style-name="P4">jak nazywa się słomiana mata wykładana w japońskich domach <text:s text:c="4"/><text:span text:style-name="T1"><text:s/>tatam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8T11:10:21.64</meta:creation-date>
    <meta:document-statistic meta:table-count="0" meta:image-count="0" meta:object-count="0" meta:page-count="3" meta:paragraph-count="124" meta:word-count="1153" meta:character-count="10897"/>
    <dc:date>2014-08-28T12:55:03.57</dc:date>
    <meta:editing-duration>PT00H00M04S</meta:editing-duration>
    <meta:editing-cycles>1</meta:editing-cycles>
    <meta:generator>OpenOffice.ux.pl/3.1$Win32 OpenOffice.org_project/310m11$Build-39399</meta:generator>
  </office:meta>
</office:document-meta>
</file>